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744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0.3583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4661in"/>
    </style:style>
    <style:style style:name="co6" style:family="table-column">
      <style:table-column-properties fo:break-before="auto" style:column-width="0.4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13</text:p>
          </table:table-cell>
          <table:table-cell table:number-columns-repeated="3"/>
          <table:table-cell office:value-type="string" calcext:value-type="string">
            <text:p>A-U</text:p>
          </table:table-cell>
          <table:table-cell table:number-columns-repeated="16366"/>
        </table:table-row>
        <table:table-row table:style-name="ro1">
          <table:table-cell table:number-matrix-columns-spanned="1" table:number-matrix-rows-spanned="13" table:formula="of:=TRANSPOSE([.B1:.N1])" office:value-type="string" office:string-value="A1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office:value-type="string" calcext:value-type="string">
            <text:p>G-U</text:p>
          </table:table-cell>
          <table:table-cell table:style-name="Default" table:number-columns-repeated="16366"/>
        </table:table-row>
        <table:table-row table:style-name="ro1">
          <table:table-cell office:value-type="string" office:string-value="A2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-C</text:p>
          </table:table-cell>
          <table:table-cell table:number-columns-repeated="16366"/>
        </table:table-row>
        <table:table-row table:style-name="ro1">
          <table:table-cell office:value-type="string" office:string-value="U3" calcext:value-type="string">
            <text:p>U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string" office:string-value="C4" calcext:value-type="string">
            <text:p>C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string" office:string-value="U5" calcext:value-type="string">
            <text:p>U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string" office:string-value="G6" calcext:value-type="string">
            <text:p>G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string" office:string-value="U7" calcext:value-type="string">
            <text:p>U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string" office:string-value="U8" calcext:value-type="string">
            <text:p>U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string" office:string-value="A9" calcext:value-type="string">
            <text:p>A9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office:string-value="C10" calcext:value-type="string">
            <text:p>C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string" office:string-value="G11" calcext:value-type="string">
            <text:p>G1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string" office:string-value="C12" calcext:value-type="string">
            <text:p>C1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office:string-value="A13" calcext:value-type="string">
            <text:p>A1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9:49:39.289176369</meta:creation-date>
    <dc:date>2022-10-17T21:03:42.476944500</dc:date>
    <meta:editing-duration>PT1H14M</meta:editing-duration>
    <meta:editing-cycles>7</meta:editing-cycles>
    <meta:generator>LibreOffice/7.4.2.3$Linux_X86_64 LibreOffice_project/40$Build-3</meta:generator>
    <meta:document-statistic meta:table-count="1" meta:cell-count="198" meta:object-count="0"/>
  </office:meta>
</office:document-meta>
</file>